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1cm" svg:stroke-color="#000000" draw:marker-start-width="1.7cm" draw:marker-end-width="1.7cm" svg:stroke-opacity="35%" draw:fill="solid" draw:textarea-vertical-align="middle" fo:padding-top="0.624cm" fo:padding-bottom="0.624cm" fo:padding-left="0.749cm" fo:padding-right="0.749cm"/>
    </style:style>
    <style:style style:name="P1" style:family="paragraph">
      <loext:graphic-properties draw:fill="solid"/>
      <style:paragraph-properties fo:text-align="center"/>
    </style:style>
  </office:automatic-styles>
  <office:body>
    <office:drawing>
      <draw:page draw:name="page1" draw:style-name="dp1" draw:master-page-name="Standard">
        <draw:path draw:style-name="gr1" draw:text-style-name="P1" draw:layer="layout" svg:width="5.89cm" svg:height="2.111cm" draw:transform="skewX (0.490612052735606) rotate (-2.73702533297751) translate (5.10458833183666cm 2.58628709942459cm)" svg:viewBox="0 0 5891 2112" svg:d="M0 4c210-38 259 204 466 239 187 29 605 248 788 293 168 41 342 49 506 106 149 51 300 88 446 154 120 52 246 78 361 142 87 49 181 74 272 109 90 35 183 79 278 95 38 6 78 20 117 42 76 40 152 67 228 111 118 69 248 103 371 161 94 46 190 94 286 134 104 48 213 81 316 130 130 63 270 73 402 112 74 21 151 26 226 49 57 16 115 42 174 56 68 20 142 24 206 51 48 16 96 37 144 57 75 26 152 34 228 54l42 5 34 8">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79cm" fo:margin-bottom="0.179cm" fo:margin-left="0.179cm" fo:margin-right="0.179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2-14T19:58:13.285000000</dc:date>
    <meta:editing-duration>PT20M42S</meta:editing-duration>
    <meta:editing-cycles>14</meta:editing-cycles>
    <meta:generator>LibreOffice/6.3.3.2$Windows_X86_64 LibreOffice_project/a64200df03143b798afd1ec74a12ab50359878ed</meta:generator>
    <meta:document-statistic meta:object-count="1"/>
  </office:meta>
</office:document-meta>
</file>